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row table:style-name="ro1">
          <table:table-cell/>
          <table:table-cell office:value-type="string">
            <text:p>annual</text:p>
          </table:table-cell>
          <table:table-cell table:style-name="Default" office:value-type="string">
            <text:p>FAA</text:p>
          </table:table-cell>
          <table:table-cell table:style-name="Default" office:value-type="string">
            <text:p>S&amp;P 500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2008.2008">
            <text:p>2008.2008</text:p>
          </table:table-cell>
          <table:table-cell office:value-type="float" office:value="1.24521350615248">
            <text:p>1.2452135062</text:p>
          </table:table-cell>
          <table:table-cell table:formula="of:=[.B3]-1" office:value-type="percentage" office:value="0.245213506152479">
            <text:p>24.52%</text:p>
          </table:table-cell>
          <table:table-cell office:value-type="percentage" office:value="-0.387">
            <text:p>-38.70%</text:p>
          </table:table-cell>
        </table:table-row>
        <table:table-row table:style-name="ro1">
          <table:table-cell office:value-type="float" office:value="2009.2009">
            <text:p>2009.2009</text:p>
          </table:table-cell>
          <table:table-cell office:value-type="float" office:value="1.10599946529257">
            <text:p>1.1059994653</text:p>
          </table:table-cell>
          <table:table-cell table:formula="of:=[.B4]-1" office:value-type="percentage" office:value="0.105999465292566">
            <text:p>10.60%</text:p>
          </table:table-cell>
          <table:table-cell office:value-type="percentage" office:value="0.2349">
            <text:p>23.49%</text:p>
          </table:table-cell>
        </table:table-row>
        <table:table-row table:style-name="ro1">
          <table:table-cell office:value-type="float" office:value="2010.201">
            <text:p>2010.201</text:p>
          </table:table-cell>
          <table:table-cell office:value-type="float" office:value="1.03248639858407">
            <text:p>1.0324863986</text:p>
          </table:table-cell>
          <table:table-cell table:formula="of:=[.B5]-1" office:value-type="percentage" office:value="0.0324863985840691">
            <text:p>3.25%</text:p>
          </table:table-cell>
          <table:table-cell office:value-type="percentage" office:value="0.1264">
            <text:p>12.64%</text:p>
          </table:table-cell>
        </table:table-row>
        <table:table-row table:style-name="ro1">
          <table:table-cell office:value-type="float" office:value="2011.2011">
            <text:p>2011.2011</text:p>
          </table:table-cell>
          <table:table-cell office:value-type="float" office:value="1.03694096747481">
            <text:p>1.0369409675</text:p>
          </table:table-cell>
          <table:table-cell table:formula="of:=[.B6]-1" office:value-type="percentage" office:value="0.0369409674748085">
            <text:p>3.69%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2012.2012">
            <text:p>2012.2012</text:p>
          </table:table-cell>
          <table:table-cell office:value-type="float" office:value="0.974348186860566">
            <text:p>0.9743481869</text:p>
          </table:table-cell>
          <table:table-cell table:formula="of:=[.B7]-1" office:value-type="percentage" office:value="-0.0256518131394339">
            <text:p>-2.57%</text:p>
          </table:table-cell>
          <table:table-cell office:value-type="percentage" office:value="0.1329">
            <text:p>13.2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9-21T16:58:08</dc:date>
    <dc:creator>Troy Shu</dc:creator>
    <meta:editing-duration>PT8M12S</meta:editing-duration>
    <meta:editing-cycles>2</meta:editing-cycles>
    <meta:document-statistic meta:table-count="1" meta:cell-count="23" meta:object-count="0"/>
  </office:meta>
</office:document-meta>
</file>